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9.036cm"/>
    </style:style>
    <style:style style:name="co4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row table:style-name="ro1">
          <table:table-cell table:style-name="ce1" office:value-type="string">
            <text:p>Part Name</text:p>
          </table:table-cell>
          <table:table-cell table:style-name="ce1" office:value-type="string">
            <text:p>Link</text:p>
          </table:table-cell>
          <table:table-cell office:value-type="string">
            <text:p>Description</text:p>
          </table:table-cell>
          <table:table-cell table:style-name="ce1" office:value-type="string">
            <text:p>Selected</text:p>
          </table:table-cell>
        </table:table-row>
        <table:table-row table:style-name="ro2">
          <table:table-cell office:value-type="string">
            <text:p>Temperature Sensor(TMP139)</text:p>
          </table:table-cell>
          <table:table-cell office:value-type="string">
            <text:p><text:a xlink:href="https://www.mouser.in/ProductDetail/Texas-Instruments/TMP139AIYAHR?qs=pUKx8fyJudCROI%2FHJ0I7tA%3D%3D">https://www.mouser.in/ProductDetail/Texas-Instruments/TMP139AIYAHR?qs=pUKx8fyJudCROI%2FHJ0I7tA%3D%3D</text:a></text:p>
          </table:table-cell>
          <table:table-cell table:style-name="ce2" office:value-type="string">
            <text:p>temp sensor</text:p>
          </table:table-cell>
          <table:table-cell/>
        </table:table-row>
        <table:table-row table:style-name="ro2">
          <table:table-cell office:value-type="string">
            <text:p>SHT-145</text:p>
          </table:table-cell>
          <table:table-cell office:value-type="string">
            <text:p><text:a xlink:href="http://surl.li/ruhzv">http://surl.li/ruhzv</text:a></text:p>
          </table:table-cell>
          <table:table-cell table:style-name="Default" office:value-type="string">
            <text:p>temp/humidity sensor</text:p>
          </table:table-cell>
          <table:table-cell office:value-type="string">
            <text:p>Y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1">21/03/2024</text:date>, <text:time>18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18S</meta:editing-duration>
    <meta:editing-cycles>4</meta:editing-cycles>
    <meta:generator>OpenOffice/4.1.13$Win32 OpenOffice.org_project/4113m1$Build-9810</meta:generator>
    <dc:date>2024-03-21T18:31:29.25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